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441in" table:align="left"/>
    </style:style>
    <style:style style:name="Table1.A" style:family="table-column">
      <style:table-column-properties style:column-width="1.441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3.4375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C1" style:family="table-cell">
      <style:table-cell-properties fo:padding="0.0382in" fo:border-left="none" fo:border-right="0.05pt solid #000000" fo:border-top="0.05pt solid #000000" fo:border-bottom="none"/>
    </style:style>
    <style:style style:name="Table1.A2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fo:padding="0.0382in" fo:border="none"/>
    </style:style>
    <style:style style:name="Table1.C2" style:family="table-cell">
      <style:table-cell-properties fo:padding="0.0382in" fo:border-left="none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none" fo:border-right="none" fo:border-top="none" fo:border-bottom="0.05pt solid #000000"/>
    </style:style>
    <style:style style:name="Table1.C3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441in" table:align="left"/>
    </style:style>
    <style:style style:name="Table2.A" style:family="table-column">
      <style:table-column-properties style:column-width="1.441in"/>
    </style:style>
    <style:style style:name="Table2.B" style:family="table-column">
      <style:table-column-properties style:column-width="1.5625in"/>
    </style:style>
    <style:style style:name="Table2.C" style:family="table-column">
      <style:table-column-properties style:column-width="3.4375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B1" style:family="table-cell">
      <style:table-cell-properties fo:padding="0.0382in" fo:border-left="none" fo:border-right="none" fo:border-top="0.05pt solid #000000" fo:border-bottom="none"/>
    </style:style>
    <style:style style:name="Table2.C1" style:family="table-cell">
      <style:table-cell-properties fo:padding="0.0382in" fo:border-left="none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none" fo:border-right="none" fo:border-top="none" fo:border-bottom="0.05pt solid #000000"/>
    </style:style>
    <style:style style:name="Table2.C2" style:family="table-cell">
      <style:table-cell-properties fo:padding="0.0382in" fo:border-left="none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5.0521in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B1" style:family="table-cell">
      <style:table-cell-properties fo:padding="0.0382in" fo:border-left="none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none"/>
    </style:style>
    <style:style style:name="Table3.B2" style:family="table-cell">
      <style:table-cell-properties fo:padding="0.0382in" fo:border-left="none" fo:border-right="0.05pt solid #000000" fo:border-top="none" fo:border-bottom="none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7535in"/>
    </style:style>
    <style:style style:name="Table4.B" style:family="table-column">
      <style:table-column-properties style:column-width="5.1736in"/>
    </style:style>
    <style:style style:name="Table4.A1" style:family="table-cell">
      <style:table-cell-properties fo:padding="0.0382in" fo:border-left="0.05pt solid #000000" fo:border-right="none" fo:border-top="0.05pt solid #000000" fo:border-bottom="none"/>
    </style:style>
    <style:style style:name="Table4.B1" style:family="table-cell">
      <style:table-cell-properties fo:padding="0.0382in" fo:border-left="none" fo:border-right="0.05pt solid #000000" fo:border-top="0.05pt solid #000000" fo:border-bottom="none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01a7b2" officeooo:paragraph-rsid="0001a7b2"/>
    </style:style>
    <style:style style:name="P2" style:family="paragraph" style:parent-style-name="Table_20_Contents">
      <style:text-properties officeooo:rsid="0001a7b2" officeooo:paragraph-rsid="0001a7b2"/>
    </style:style>
    <style:style style:name="P3" style:family="paragraph" style:parent-style-name="Standard">
      <style:text-properties officeooo:rsid="0001a7b2" officeooo:paragraph-rsid="000a3fa9"/>
    </style:style>
    <style:style style:name="P4" style:family="paragraph" style:parent-style-name="Standard">
      <style:text-properties officeooo:rsid="000454c8" officeooo:paragraph-rsid="000454c8"/>
    </style:style>
    <style:style style:name="P5" style:family="paragraph" style:parent-style-name="Standard">
      <style:text-properties fo:font-weight="bold" officeooo:rsid="0001a7b2" officeooo:paragraph-rsid="0001a7b2" style:font-weight-asian="bold" style:font-weight-complex="bold"/>
    </style:style>
    <style:style style:name="P6" style:family="paragraph" style:parent-style-name="Standard">
      <style:text-properties fo:font-weight="bold" officeooo:rsid="0001a7b2" officeooo:paragraph-rsid="000a3fa9" style:font-weight-asian="bold" style:font-weight-complex="bold"/>
    </style:style>
    <style:style style:name="P7" style:family="paragraph" style:parent-style-name="Standard">
      <style:text-properties fo:font-weight="bold" officeooo:rsid="0017c6e5" officeooo:paragraph-rsid="0017c6e5" style:font-weight-asian="bold" style:font-weight-complex="bold"/>
    </style:style>
    <style:style style:name="P8" style:family="paragraph" style:parent-style-name="Standard">
      <style:text-properties officeooo:rsid="00055838" officeooo:paragraph-rsid="00055838"/>
    </style:style>
    <style:style style:name="P9" style:family="paragraph" style:parent-style-name="Table_20_Contents">
      <style:text-properties officeooo:rsid="00055838" officeooo:paragraph-rsid="00055838"/>
    </style:style>
    <style:style style:name="P10" style:family="paragraph" style:parent-style-name="Standard">
      <style:text-properties officeooo:rsid="00114e7f" officeooo:paragraph-rsid="00114e7f"/>
    </style:style>
    <style:style style:name="P11" style:family="paragraph" style:parent-style-name="Standard">
      <style:text-properties officeooo:rsid="00168196" officeooo:paragraph-rsid="00168196"/>
    </style:style>
    <style:style style:name="P12" style:family="paragraph" style:parent-style-name="Standard">
      <style:text-properties officeooo:rsid="0002a4eb" officeooo:paragraph-rsid="0002a4eb"/>
    </style:style>
    <style:style style:name="P13" style:family="paragraph" style:parent-style-name="Table_20_Contents">
      <style:text-properties officeooo:rsid="0002a4eb" officeooo:paragraph-rsid="0002a4eb"/>
    </style:style>
    <style:style style:name="P14" style:family="paragraph" style:parent-style-name="Standard">
      <style:text-properties officeooo:rsid="0002a4eb" officeooo:paragraph-rsid="00233f16"/>
    </style:style>
    <style:style style:name="P15" style:family="paragraph" style:parent-style-name="Standard">
      <style:text-properties style:text-position="0% 100%" fo:font-weight="normal" officeooo:rsid="000a3fa9" officeooo:paragraph-rsid="001af3d0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1b9965" officeooo:paragraph-rsid="000a3fa9" style:font-weight-asian="normal" style:font-weight-complex="normal"/>
    </style:style>
    <style:style style:name="P17" style:family="paragraph" style:parent-style-name="Standard">
      <style:text-properties officeooo:rsid="00233f16" officeooo:paragraph-rsid="00233f16"/>
    </style:style>
    <style:style style:name="P18" style:family="paragraph" style:parent-style-name="Table_20_Contents">
      <style:text-properties officeooo:rsid="0008c40a" officeooo:paragraph-rsid="0008c40a"/>
    </style:style>
    <style:style style:name="P19" style:family="paragraph" style:parent-style-name="Table_20_Contents">
      <style:text-properties officeooo:rsid="0017c6e5" officeooo:paragraph-rsid="0017c6e5"/>
    </style:style>
    <style:style style:name="P20" style:family="paragraph" style:parent-style-name="Table_20_Contents">
      <style:text-properties officeooo:rsid="0001a7b2" officeooo:paragraph-rsid="0029b03a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Liberation Serif"/>
    </style:style>
    <style:style style:name="T3" style:family="text">
      <style:text-properties style:text-position="sub 58%" style:font-name="Liberation Serif" officeooo:rsid="0002a4eb"/>
    </style:style>
    <style:style style:name="T4" style:family="text">
      <style:text-properties style:text-position="sub 58%" style:font-name="Liberation Serif" officeooo:rsid="000a3fa9"/>
    </style:style>
    <style:style style:name="T5" style:family="text">
      <style:text-properties style:text-position="sub 58%" style:font-name="Liberation Serif1"/>
    </style:style>
    <style:style style:name="T6" style:family="text">
      <style:text-properties style:text-position="sub 58%" officeooo:rsid="0006da96"/>
    </style:style>
    <style:style style:name="T7" style:family="text">
      <style:text-properties style:text-position="sub 58%" fo:font-weight="normal" officeooo:rsid="000a3fa9" style:font-weight-asian="normal" style:font-weight-complex="normal"/>
    </style:style>
    <style:style style:name="T8" style:family="text">
      <style:text-properties style:text-position="sub 58%" officeooo:rsid="00233f16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218f1d"/>
    </style:style>
    <style:style style:name="T11" style:family="text">
      <style:text-properties style:text-position="0% 100%" officeooo:rsid="00233f16"/>
    </style:style>
    <style:style style:name="T12" style:family="text">
      <style:text-properties style:text-position="0% 100%" officeooo:rsid="00276f8e"/>
    </style:style>
    <style:style style:name="T13" style:family="text">
      <style:text-properties style:text-position="0% 100%" officeooo:rsid="0028bd2f"/>
    </style:style>
    <style:style style:name="T14" style:family="text">
      <style:text-properties style:text-position="0% 100%" officeooo:rsid="00299d84"/>
    </style:style>
    <style:style style:name="T15" style:family="text">
      <style:text-properties style:text-position="0% 100%" officeooo:rsid="0029b03a"/>
    </style:style>
    <style:style style:name="T16" style:family="text">
      <style:text-properties style:text-position="super 58%"/>
    </style:style>
    <style:style style:name="T17" style:family="text">
      <style:text-properties style:text-position="super 58%" style:font-name="Liberation Serif1"/>
    </style:style>
    <style:style style:name="T18" style:family="text">
      <style:text-properties style:text-position="super 58%" style:font-name="Liberation Serif1" officeooo:rsid="0002a4eb"/>
    </style:style>
    <style:style style:name="T19" style:family="text">
      <style:text-properties style:text-position="super 58%" style:font-name="Liberation Serif"/>
    </style:style>
    <style:style style:name="T20" style:family="text">
      <style:text-properties style:text-position="super 58%" fo:font-weight="normal" officeooo:rsid="000a3fa9" style:font-weight-asian="normal" style:font-weight-complex="normal"/>
    </style:style>
    <style:style style:name="T21" style:family="text">
      <style:text-properties style:text-position="super 58%" officeooo:rsid="00233f16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officeooo:rsid="0002a4eb"/>
    </style:style>
    <style:style style:name="T24" style:family="text">
      <style:text-properties style:font-name="Liberation Serif" officeooo:rsid="001af3d0"/>
    </style:style>
    <style:style style:name="T25" style:family="text">
      <style:text-properties style:font-name="Liberation Serif1"/>
    </style:style>
    <style:style style:name="T26" style:family="text">
      <style:text-properties style:font-name="Liberation Serif1" officeooo:rsid="0002a4eb"/>
    </style:style>
    <style:style style:name="T27" style:family="text">
      <style:text-properties style:font-name="Liberation Serif1" officeooo:rsid="0006da96"/>
    </style:style>
    <style:style style:name="T28" style:family="text">
      <style:text-properties style:font-name="Liberation Serif1" officeooo:rsid="001799c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06da96"/>
    </style:style>
    <style:style style:name="T31" style:family="text">
      <style:text-properties fo:font-weight="normal" officeooo:rsid="000a3fa9" style:font-weight-asian="normal" style:font-weight-complex="normal"/>
    </style:style>
    <style:style style:name="T32" style:family="text">
      <style:text-properties officeooo:rsid="001af3d0"/>
    </style:style>
    <style:style style:name="T33" style:family="text">
      <style:text-properties officeooo:rsid="001d0368"/>
    </style:style>
    <style:style style:name="T34" style:family="text">
      <style:text-properties officeooo:rsid="00214baf"/>
    </style:style>
    <style:style style:name="T35" style:family="text">
      <style:text-properties officeooo:rsid="00233f16"/>
    </style:style>
    <style:style style:name="T36" style:family="text">
      <style:text-properties officeooo:rsid="0027a9e8"/>
    </style:style>
    <style:style style:name="T37" style:family="text">
      <style:text-properties officeooo:rsid="0029b0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1"><text:span text:style-name="T33">The </text:span>SEP force field model</text:p>
      <text:p text:style-name="Standard"/>
      <text:p text:style-name="P10">The parameter values are estimated (but not exclusively) from the <text:span text:style-name="T34">MM2, </text:span>Tr<text:span text:style-name="T36">a</text:span>PPE force field, and Weiner et al..</text:p>
      <text:p text:style-name="Standard"/>
      <text:p text:style-name="P6">Stretching <text:s/></text:p>
      <text:p text:style-name="P6"/>
      <text:p text:style-name="P3"><text:span text:style-name="T31">U = ks/2 (l</text:span><text:span text:style-name="T7">b</text:span><text:span text:style-name="T31">-r)</text:span><text:span text:style-name="T20">2 </text:span></text:p>
      <text:p text:style-name="P3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353433817776">
          <table:table-cell table:style-name="Table1.A1" office:value-type="string">
            <text:p text:style-name="P2">C–C </text:p>
          </table:table-cell>
          <table:table-cell table:style-name="Table1.B1" office:value-type="string">
            <text:p text:style-name="P2"><text:span text:style-name="T9">l</text:span><text:span text:style-name="T1">b</text:span><text:span text:style-name="T9">=1.5 Å</text:span></text:p>
          </table:table-cell>
          <table:table-cell table:style-name="Table1.C1" office:value-type="string">
            <text:p text:style-name="P20">k<text:span text:style-name="T1">s</text:span><text:span text:style-name="T9">=</text:span><text:span text:style-name="T10">440</text:span><text:span text:style-name="T14">4</text:span><text:span text:style-name="T9"> kg </text:span><text:span text:style-name="T15">s</text:span><text:span text:style-name="T16">-2</text:span><text:span text:style-name="T9"> <text:s/></text:span><text:span text:style-name="T15">(J/m) </text:span><text:span text:style-name="T9">(</text:span><text:span text:style-name="T10">634</text:span><text:span text:style-name="T9"> kcal mol</text:span><text:span text:style-name="T16">-1</text:span><text:span text:style-name="T9"> Å</text:span><text:span text:style-name="T16">-2</text:span><text:span text:style-name="T9">)</text:span></text:p>
          </table:table-cell>
        </table:table-row>
        <table:table-row table:style-name="TableLine94353432841424">
          <table:table-cell table:style-name="Table1.A2" office:value-type="string">
            <text:p text:style-name="P2">C=C</text:p>
          </table:table-cell>
          <table:table-cell table:style-name="Table1.B2" office:value-type="string">
            <text:p text:style-name="P2"><text:span text:style-name="T9">l</text:span><text:span text:style-name="T1">b</text:span><text:span text:style-name="T9">=1.33 Å </text:span></text:p>
          </table:table-cell>
          <table:table-cell table:style-name="Table1.C2" office:value-type="string">
            <text:p text:style-name="P2">k<text:span text:style-name="T1">s</text:span><text:span text:style-name="T9">=</text:span><text:span text:style-name="T10">792</text:span><text:span text:style-name="T14">0</text:span><text:span text:style-name="T9"> kg </text:span><text:span text:style-name="T15">s</text:span><text:span text:style-name="T16">-2</text:span><text:span text:style-name="T9"> <text:s/></text:span><text:span text:style-name="T15">(J/m) </text:span><text:span text:style-name="T9">(</text:span><text:span text:style-name="T10">1140</text:span><text:span text:style-name="T9"> kcal mol</text:span><text:span text:style-name="T16">-1</text:span><text:span text:style-name="T9"> Å</text:span><text:span text:style-name="T16">-2</text:span><text:span text:style-name="T9">)</text:span></text:p>
          </table:table-cell>
        </table:table-row>
        <table:table-row table:style-name="TableLine94353349607024">
          <table:table-cell table:style-name="Table1.A3" office:value-type="string">
            <text:p text:style-name="P2">C-C (aromatic)</text:p>
          </table:table-cell>
          <table:table-cell table:style-name="Table1.B3" office:value-type="string">
            <text:p text:style-name="P2"><text:span text:style-name="T9">l</text:span><text:span text:style-name="T1">b</text:span><text:span text:style-name="T9">=1.41 Å</text:span></text:p>
          </table:table-cell>
          <table:table-cell table:style-name="Table1.C3" office:value-type="string">
            <text:p text:style-name="P2">k<text:span text:style-name="T1">s</text:span><text:span text:style-name="T9">=</text:span><text:span text:style-name="T10">616</text:span><text:span text:style-name="T9"> kg </text:span><text:span text:style-name="T15">s</text:span><text:span text:style-name="T16">-2</text:span><text:span text:style-name="T9"> </text:span></text:p>
          </table:table-cell>
        </table:table-row>
      </table:table>
      <text:p text:style-name="Standard"/>
      <text:p text:style-name="P14"><text:span text:style-name="T35">In MM2 (Allinger, 1977) k</text:span><text:span text:style-name="T8">s</text:span><text:span text:style-name="T35">/2 for type 1 is listed as 317 kcal <text:s/></text:span><text:span text:style-name="T11">mol</text:span><text:span text:style-name="T21">-1</text:span><text:span text:style-name="T11"> Å</text:span><text:span text:style-name="T21">-2</text:span><text:span text:style-name="T8">. </text:span>Aromatic parameters are simply average of double and single bond parameters (Weiner et al, JACS, 1984). </text:p>
      <text:p text:style-name="P12"/>
      <text:p text:style-name="P12"/>
      <text:p text:style-name="P5">Bending</text:p>
      <text:p text:style-name="P5"/>
      <text:p text:style-name="P15"><text:span text:style-name="T32">Harmonic </text:span>U = k<text:span text:style-name="T3">θ </text:span><text:span text:style-name="T23">/</text:span><text:span text:style-name="T22">2</text:span><text:span text:style-name="T2"> </text:span><text:span text:style-name="T22">(</text:span><text:span text:style-name="T23">θ</text:span><text:span text:style-name="T22">-</text:span><text:span text:style-name="T23">θ</text:span><text:span text:style-name="T2">0</text:span><text:span text:style-name="T22">)</text:span><text:span text:style-name="T19">2 <text:s text:c="2"/></text:span></text:p>
      <text:p text:style-name="P15"><text:span text:style-name="T24">Cosine squared <text:s/></text:span>U = k<text:span text:style-name="T3">θ </text:span><text:span text:style-name="T23">/</text:span><text:span text:style-name="T22">2</text:span><text:span text:style-name="T2"> </text:span><text:span text:style-name="T22">(cos(</text:span><text:span text:style-name="T23">θ</text:span><text:span text:style-name="T22">)-cos(</text:span><text:span text:style-name="T23">θ</text:span><text:span text:style-name="T2">0</text:span><text:span text:style-name="T22">))</text:span><text:span text:style-name="T19">2 </text:span></text:p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353349609056">
          <table:table-cell table:style-name="Table2.A1" office:value-type="string">
            <text:p text:style-name="P13">C-C-C</text:p>
          </table:table-cell>
          <table:table-cell table:style-name="Table2.B1" office:value-type="string">
            <text:p text:style-name="P13"><text:span text:style-name="T22">θ</text:span><text:span text:style-name="T4">0</text:span><text:span text:style-name="T25"> = 109</text:span><text:span text:style-name="T17">o</text:span><text:span text:style-name="T25"> </text:span></text:p>
          </table:table-cell>
          <table:table-cell table:style-name="Table2.C1" office:value-type="string">
            <text:p text:style-name="P13">k<text:span text:style-name="T2">θ</text:span><text:span text:style-name="T25">=8.62 </text:span><text:span text:style-name="T22">·</text:span><text:span text:style-name="T25">10</text:span><text:span text:style-name="T17">-19</text:span><text:span text:style-name="T25"> J (124 kcal mol</text:span><text:span text:style-name="T17">-1</text:span><text:span text:style-name="T25"> rad</text:span><text:span text:style-name="T17">-2</text:span><text:span text:style-name="T25">)</text:span></text:p>
          </table:table-cell>
        </table:table-row>
        <table:table-row table:style-name="TableLine94353349553936">
          <table:table-cell table:style-name="Table2.A2" office:value-type="string">
            <text:p text:style-name="P13">C-C-C (aromatic)</text:p>
          </table:table-cell>
          <table:table-cell table:style-name="Table2.B2" office:value-type="string">
            <text:p text:style-name="P13"><text:span text:style-name="T22">θ</text:span><text:span text:style-name="T4">0</text:span><text:span text:style-name="T25"> = 120</text:span><text:span text:style-name="T17">o</text:span><text:span text:style-name="T25"> </text:span></text:p>
          </table:table-cell>
          <table:table-cell table:style-name="Table2.C2" office:value-type="string">
            <text:p text:style-name="P13">k<text:span text:style-name="T2">θ</text:span><text:span text:style-name="T25">=9.72 </text:span><text:span text:style-name="T22">·</text:span><text:span text:style-name="T25">10</text:span><text:span text:style-name="T17">-19</text:span><text:span text:style-name="T25"> J (139 kcal mol</text:span><text:span text:style-name="T17">-1</text:span><text:span text:style-name="T25"> rad</text:span><text:span text:style-name="T17">-2</text:span><text:span text:style-name="T25">)</text:span></text:p>
          </table:table-cell>
        </table:table-row>
      </table:table>
      <text:p text:style-name="P1"/>
      <text:p text:style-name="P17">The values are optimized for harmonic potential. Have been used for cosine squared with success.</text:p>
      <text:p text:style-name="P1"/>
      <text:p text:style-name="P4"><text:span text:style-name="T29">Torsion</text:span> </text:p>
      <text:p text:style-name="P4"/>
      <text:p text:style-name="P8">U = c<text:span text:style-name="T1">0</text:span> + c<text:span text:style-name="T1">1</text:span>cos(<text:span text:style-name="T22">φ</text:span><text:span text:style-name="T25">) + c</text:span><text:span text:style-name="T5">2</text:span><text:span text:style-name="T25">cos</text:span><text:span text:style-name="T17">2</text:span><text:span text:style-name="T25">(</text:span><text:span text:style-name="T22">φ</text:span><text:span text:style-name="T25">) + c</text:span><text:span text:style-name="T5">3</text:span><text:span text:style-name="T25">cos</text:span><text:span text:style-name="T17">3</text:span><text:span text:style-name="T25">(</text:span><text:span text:style-name="T22">φ</text:span><text:span text:style-name="T25">) + c</text:span><text:span text:style-name="T5">4</text:span><text:span text:style-name="T25">cos</text:span><text:span text:style-name="T17">4</text:span><text:span text:style-name="T25">(</text:span><text:span text:style-name="T22">φ</text:span><text:span text:style-name="T25">) + c</text:span><text:span text:style-name="T5">5</text:span><text:span text:style-name="T25">cos</text:span><text:span text:style-name="T17">5</text:span><text:span text:style-name="T25">(</text:span><text:span text:style-name="T22">φ</text:span><text:span text:style-name="T25">) </text:span><text:span text:style-name="T28">[Ryckaert-Belleman]</text:span></text:p>
      <text:p text:style-name="P8"><text:tab/></text:p>
      <table:table table:name="Table3" table:style-name="Table3">
        <table:table-column table:style-name="Table3.A"/>
        <table:table-column table:style-name="Table3.B"/>
        <table:table-row table:style-name="TableLine94353349551136">
          <table:table-cell table:style-name="Table3.A1" office:value-type="string">
            <text:p text:style-name="P9">C-C-C-C (alkane)</text:p>
          </table:table-cell>
          <table:table-cell table:style-name="Table3.B1" office:value-type="string">
            <text:p text:style-name="P18">Ryckaert-Belleman</text:p>
          </table:table-cell>
        </table:table-row>
        <table:table-row table:style-name="TableLine94353433786848">
          <table:table-cell table:style-name="Table3.A2" office:value-type="string">
            <text:p text:style-name="P9">C-C-C-C (zero angle)</text:p>
          </table:table-cell>
          <table:table-cell table:style-name="Table3.B2" office:value-type="string">
            <text:p text:style-name="P9"><text:span text:style-name="T30">c</text:span><text:span text:style-name="T6">1</text:span> = 6.90<text:span text:style-name="T26"> </text:span><text:span text:style-name="T23">·</text:span><text:span text:style-name="T26">10</text:span><text:span text:style-name="T18">-19</text:span><text:span text:style-name="T26"> J </text:span><text:span text:style-name="T25">(15 kcal mol</text:span><text:span text:style-name="T17">-1</text:span><text:span text:style-name="T25"> rad</text:span><text:span text:style-name="T17">-2</text:span><text:span text:style-name="T25">)</text:span><text:span text:style-name="T26"> <text:s text:c="2"/></text:span><text:span text:style-name="T27">other zero</text:span></text:p>
          </table:table-cell>
        </table:table-row>
        <table:table-row table:style-name="TableLine94353349486224">
          <table:table-cell table:style-name="Table3.A3" office:value-type="string">
            <text:p text:style-name="P9">C-C-C-C (180 angle)</text:p>
          </table:table-cell>
          <table:table-cell table:style-name="Table3.B3" office:value-type="string">
            <text:p text:style-name="P9"><text:span text:style-name="T30">c</text:span><text:span text:style-name="T6">1</text:span> = -6.90<text:span text:style-name="T26"> </text:span><text:span text:style-name="T23">·</text:span><text:span text:style-name="T26">10</text:span><text:span text:style-name="T18">-19</text:span><text:span text:style-name="T26"> J </text:span><text:span text:style-name="T25">(-15 kcal mol</text:span><text:span text:style-name="T17">-1</text:span><text:span text:style-name="T25"> rad</text:span><text:span text:style-name="T17">-2</text:span><text:span text:style-name="T25">)</text:span><text:span text:style-name="T26"> </text:span><text:s text:c="2"/><text:span text:style-name="T30">other zero</text:span></text:p>
          </table:table-cell>
        </table:table-row>
      </table:table>
      <text:p text:style-name="P4"/>
      <text:p text:style-name="P7">Charges</text:p>
      <text:p text:style-name="P7"/>
      <table:table table:name="Table4" table:style-name="Table4">
        <table:table-column table:style-name="Table4.A"/>
        <table:table-column table:style-name="Table4.B"/>
        <table:table-row table:style-name="TableLine94353349488912">
          <table:table-cell table:style-name="Table4.A1" office:value-type="string">
            <text:p text:style-name="P19">X-[C]<text:span text:style-name="T1">1</text:span>-[O]<text:span text:style-name="T1">2</text:span>-[H]<text:span text:style-name="T1">3</text:span></text:p>
          </table:table-cell>
          <table:table-cell table:style-name="Table4.B1" office:value-type="string">
            <text:p text:style-name="P19">q<text:span text:style-name="T1">1</text:span>=0.265, q<text:span text:style-name="T1">2</text:span>=-0.700, <text:s/>q<text:span text:style-name="T1">3</text:span>=0.435</text:p>
          </table:table-cell>
        </table:table-row>
        <table:table-row table:style-name="TableLine94353349464064"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8T10:29:58.038114288</meta:creation-date>
    <dc:date>2022-06-04T08:20:20.039088527</dc:date>
    <meta:editing-duration>P1DT21H52M12S</meta:editing-duration>
    <meta:editing-cycles>24</meta:editing-cycles>
    <meta:generator>LibreOffice/7.3.4.1$Linux_X86_64 LibreOffice_project/30$Build-1</meta:generator>
    <meta:document-statistic meta:table-count="4" meta:image-count="0" meta:object-count="0" meta:page-count="1" meta:paragraph-count="37" meta:word-count="192" meta:character-count="1111" meta:non-whitespace-character-count="930"/>
  </office:meta>
</office:document-meta>
</file>